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style:font-size-asian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646464" style:font-name="Monospace" fo:font-size="10pt" style:font-size-asian="10pt"/>
    </style:style>
    <style:style style:name="P6" style:family="paragraph" style:parent-style-name="Standard">
      <style:paragraph-properties fo:break-before="page"/>
    </style:style>
    <style:style style:name="T1" style:family="text">
      <style:text-properties fo:color="#3f7f5f" style:font-name="Monospace" fo:font-size="10pt" style:font-size-asian="10pt"/>
    </style:style>
    <style:style style:name="T2" style:family="text">
      <style:text-properties fo:color="#000000" style:font-name="Monospace" fo:font-size="10pt" style:font-size-asian="10pt"/>
    </style:style>
    <style:style style:name="T3" style:family="text">
      <style:text-properties fo:color="#000000" style:font-name="Monospace" fo:font-size="10pt" fo:font-style="italic" style:font-size-asian="10pt" style:font-style-asian="italic"/>
    </style:style>
    <style:style style:name="T4" style:family="text">
      <style:text-properties fo:color="#7f0055" style:font-name="Monospace" fo:font-size="10pt" fo:font-weight="bold" style:font-size-asian="10pt" style:font-weight-asian="bold"/>
    </style:style>
    <style:style style:name="T5" style:family="text">
      <style:text-properties fo:color="#646464" style:font-name="Monospace" fo:font-size="10pt" style:font-size-asian="10pt"/>
    </style:style>
    <style:style style:name="T6" style:family="text">
      <style:text-properties fo:color="#0000c0" style:font-name="Monospace" fo:font-size="10pt" fo:font-style="italic" style:font-size-asian="10pt" style:font-style-asian="italic"/>
    </style:style>
    <style:style style:name="T7" style:family="text">
      <style:text-properties fo:color="#2a00ff" style:font-name="Monospace" fo:font-size="10pt" style:font-size-asian="10pt"/>
    </style:style>
    <style:style style:name="T8" style:family="text">
      <style:text-properties fo:color="#2a00ff" style:font-name="Monospace" fo:font-size="10pt" fo:font-style="italic" style:font-size-asian="10pt" style:font-style-asian="italic"/>
    </style:style>
    <style:style style:name="T9" style:family="text">
      <style:text-properties fo:color="#3c3c3c" style:font-name="Monospace" fo:font-size="10pt" style:font-size-asian="10pt"/>
    </style:style>
    <style:style style:name="T10" style:family="text">
      <style:text-properties fo:color="#008080" style:font-name="Monospace" fo:font-size="10pt" style:font-size-asian="10pt"/>
    </style:style>
    <style:style style:name="T11" style:family="text">
      <style:text-properties fo:color="#3f7f7f" style:font-name="Monospace" fo:font-size="10pt" style:font-size-asian="10pt"/>
    </style:style>
    <style:style style:name="T12" style:family="text">
      <style:text-properties style:font-name="Monospace" fo:font-size="10pt" style:font-size-asian="10pt"/>
    </style:style>
    <style:style style:name="T13" style:family="text">
      <style:text-properties fo:color="#7f007f" style:font-name="Monospace" fo:font-size="10pt" style:font-size-asian="10pt"/>
    </style:style>
    <style:style style:name="T14" style:family="text">
      <style:text-properties fo:color="#7f9fbf" style:font-name="Monospace" fo:font-size="10pt" fo:font-weight="bold" style:font-size-asian="10pt" style:font-weight-asian="bold"/>
    </style:style>
    <style:style style:name="T15" style:family="text">
      <style:text-properties officeooo:rsid="001a86d0"/>
    </style:style>
    <style:style style:name="T16" style:family="text">
      <style:text-properties officeooo:rsid="001b856f"/>
    </style:style>
    <style:style style:name="T17" style:family="text">
      <style:text-properties officeooo:rsid="001d48f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//Code to register and unregister Sensor when screen is off or on</text:p>
      <text:p text:style-name="P1"><text:span text:style-name="T2"><text:tab/><text:tab/><text:tab/></text:span><text:span text:style-name="T4">public</text:span><text:span text:style-name="T2"> </text:span><text:span text:style-name="T4">class</text:span><text:span text:style-name="T2"> ScreenReceiver </text:span><text:span text:style-name="T4">extends</text:span><text:span text:style-name="T2"> BroadcastReceiver {</text:span></text:p>
      <text:p text:style-name="P2"/>
      <text:p text:style-name="P1"><text:span text:style-name="T2"><text:tab/><text:tab/><text:tab/> <text:s text:c="5"/></text:span><text:span text:style-name="T5">@Override</text:span></text:p>
      <text:p text:style-name="P1"><text:span text:style-name="T2"><text:tab/><text:tab/><text:tab/> <text:s text:c="5"/></text:span><text:span text:style-name="T4">public</text:span><text:span text:style-name="T2"> </text:span><text:span text:style-name="T4">void</text:span><text:span text:style-name="T2"> onReceive(Context context, Intent intent)</text:span></text:p>
      <text:p text:style-name="P4"><text:tab/><text:tab/><text:tab/>{</text:p>
      <text:p text:style-name="P1"><text:span text:style-name="T2"><text:tab/><text:tab/><text:tab/> <text:s text:c="11"/></text:span><text:span text:style-name="T4">if</text:span><text:span text:style-name="T2"> (intent.getAction().equals(Intent.</text:span><text:span text:style-name="T6">ACTION_SCREEN_OFF</text:span><text:span text:style-name="T2">))</text:span></text:p>
      <text:p text:style-name="P4"><text:tab/><text:tab/><text:tab/> <text:s text:c="11"/>{ <text:s text:c="3"/></text:p>
      <text:p text:style-name="P1"><text:span text:style-name="T2"><text:tab/><text:tab/><text:tab/> <text:s text:c="17"/>Log.</text:span><text:span text:style-name="T3">v</text:span><text:span text:style-name="T2">(</text:span><text:span text:style-name="T7">"$$$$$$"</text:span><text:span text:style-name="T2">, </text:span><text:span text:style-name="T7">"In Method: <text:s/>ACTION_SCREEN_OFF"</text:span><text:span text:style-name="T2">);</text:span></text:p>
      <text:p text:style-name="P3">//<text:tab/><text:tab/><text:tab/> <text:s text:c="17"/>sensorMgr.unregisterListener(AdPointActivity.this);</text:p>
      <text:p text:style-name="P1"><text:span text:style-name="T2"><text:tab/><text:tab/><text:tab/> <text:s text:c="17"/></text:span><text:span text:style-name="T1">// onPause() will be called.</text:span></text:p>
      <text:p text:style-name="P4"><text:tab/><text:tab/><text:tab/> <text:s text:c="11"/>}</text:p>
      <text:p text:style-name="P1"><text:span text:style-name="T2"><text:tab/><text:tab/><text:tab/> <text:s text:c="11"/></text:span><text:span text:style-name="T4">else</text:span><text:span text:style-name="T2"> </text:span><text:span text:style-name="T4">if</text:span><text:span text:style-name="T2"> (intent.getAction().equals(Intent.</text:span><text:span text:style-name="T6">ACTION_SCREEN_ON</text:span><text:span text:style-name="T2">))</text:span></text:p>
      <text:p text:style-name="P4"><text:tab/><text:tab/><text:tab/> <text:s text:c="11"/>{</text:p>
      <text:p text:style-name="P1"><text:span text:style-name="T2"><text:tab/><text:tab/><text:tab/> <text:s text:c="17"/>Log.</text:span><text:span text:style-name="T3">v</text:span><text:span text:style-name="T2">(</text:span><text:span text:style-name="T7">"$$$$$$"</text:span><text:span text:style-name="T2">, </text:span><text:span text:style-name="T7">"In Method: <text:s/>ACTION_SCREEN_ON"</text:span><text:span text:style-name="T2">);</text:span></text:p>
      <text:p text:style-name="P4"><text:tab/><text:tab/><text:tab/> <text:s text:c="17"/></text:p>
      <text:p text:style-name="P1"><text:span text:style-name="T2"><text:tab/><text:tab/><text:tab/></text:span><text:span text:style-name="T1">//onResume() will be called.</text:span></text:p>
      <text:p text:style-name="P2"/>
      <text:p text:style-name="P1"><text:span text:style-name="T2"><text:tab/><text:tab/><text:tab/></text:span><text:span text:style-name="T1">//Better check for whether the screen was already locked</text:span></text:p>
      <text:p text:style-name="P1"><text:span text:style-name="T2"><text:tab/><text:tab/><text:tab/></text:span><text:span text:style-name="T1">// if locked, do not take any resuming action in onResume()</text:span></text:p>
      <text:p text:style-name="P2"/>
      <text:p text:style-name="P1"><text:span text:style-name="T2"><text:tab/><text:tab/><text:tab/> <text:s text:c="17"/></text:span><text:span text:style-name="T1">//Suggest you, not to take any resuming action here. <text:s text:c="6"/></text:span></text:p>
      <text:p text:style-name="P4"><text:tab/><text:tab/><text:tab/> <text:s text:c="11"/>}</text:p>
      <text:p text:style-name="P1"><text:span text:style-name="T2"><text:tab/><text:tab/><text:tab/> <text:s text:c="11"/></text:span><text:span text:style-name="T4">else</text:span><text:span text:style-name="T2"> </text:span><text:span text:style-name="T4">if</text:span><text:span text:style-name="T2">(intent.getAction().equals(Intent.</text:span><text:span text:style-name="T6">ACTION_USER_PRESENT</text:span><text:span text:style-name="T2">))</text:span></text:p>
      <text:p text:style-name="P4"><text:tab/><text:tab/><text:tab/> <text:s text:c="11"/>{</text:p>
      <text:p text:style-name="P1"><text:span text:style-name="T2"><text:tab/><text:tab/><text:tab/> <text:s text:c="17"/>Log.</text:span><text:span text:style-name="T3">v</text:span><text:span text:style-name="T2">(</text:span><text:span text:style-name="T7">"$$$$$$"</text:span><text:span text:style-name="T2">, </text:span><text:span text:style-name="T7">"In Method: <text:s/>ACTION_USER_PRESENT"</text:span><text:span text:style-name="T2">);</text:span></text:p>
      <text:p text:style-name="P1"><text:span text:style-name="T2"><text:tab/><text:tab/><text:tab/></text:span><text:span text:style-name="T1">//Handle resuming events</text:span></text:p>
      <text:p text:style-name="P4"><text:tab/><text:tab/><text:tab/>}</text:p>
      <text:p text:style-name="P2"/>
      <text:p text:style-name="P4"><text:tab/><text:tab/><text:tab/> <text:s text:c="5"/>}</text:p>
      <text:p text:style-name="P4"><text:tab/><text:tab/><text:tab/>}</text:p>
      <text:p text:style-name="P4"><text:tab/></text:p>
      <text:p text:style-name="Standard"/>
      <text:p text:style-name="P1"><text:span text:style-name="T9"><text:s/></text:span><text:span text:style-name="T10">&lt;</text:span><text:span text:style-name="T11">activity</text:span></text:p>
      <text:p text:style-name="P1"><text:span text:style-name="T12"><text:s text:c="12"/></text:span><text:span text:style-name="T13">android:name</text:span><text:span text:style-name="T9">=</text:span><text:span text:style-name="T8">"com.adpointapp.Activities.AdPointActivity"</text:span></text:p>
      <text:p text:style-name="P1"><text:span text:style-name="T12"><text:s text:c="12"/></text:span><text:span text:style-name="T13">android:label</text:span><text:span text:style-name="T9">=</text:span><text:span text:style-name="T8">""</text:span></text:p>
      <text:p text:style-name="P1"><text:span text:style-name="T12"><text:s text:c="12"/></text:span><text:span text:style-name="T13">android:screenOrientation</text:span><text:span text:style-name="T9">=</text:span><text:span text:style-name="T8">"portrait"</text:span></text:p>
      <text:p text:style-name="P1"><text:span text:style-name="T12"><text:s text:c="12"/></text:span><text:span text:style-name="T13">android:theme</text:span><text:span text:style-name="T9">=</text:span><text:span text:style-name="T8">"@android:style/Theme.NoTitleBar.Fullscreen"</text:span><text:span text:style-name="T12"> </text:span></text:p>
      <text:p text:style-name="P1"><text:span text:style-name="T12"><text:s text:c="13"/></text:span><text:span text:style-name="T13">android:showOnLockScreen</text:span><text:span text:style-name="T9">=</text:span><text:span text:style-name="T8">"true"</text:span><text:span text:style-name="T10">&gt;</text:span></text:p>
      <text:p text:style-name="P1"><text:span text:style-name="T9"><text:s text:c="8"/></text:span><text:span text:style-name="T10">&lt;/</text:span><text:span text:style-name="T11">activity</text:span><text:span text:style-name="T10">&gt;</text:span></text:p>
      <text:p text:style-name="P1"><text:span text:style-name="T9"><text:s/></text:span><text:span text:style-name="T10">&lt;</text:span><text:span text:style-name="T11">receiver</text:span><text:span text:style-name="T12"> </text:span><text:span text:style-name="T13">android:name</text:span><text:span text:style-name="T9">=</text:span><text:span text:style-name="T8">"ScreenReceiver"</text:span><text:span text:style-name="T12"> </text:span><text:span text:style-name="T10">&gt;</text:span></text:p>
      <text:p text:style-name="P1"><text:span text:style-name="T9"><text:s text:c="8"/></text:span><text:span text:style-name="T10">&lt;/</text:span><text:span text:style-name="T11">receiver</text:span><text:span text:style-name="T10">&gt;</text:span></text:p>
      <text:p text:style-name="Standard"/>
      <text:p text:style-name="Standard">//<text:span text:style-name="T17">This method is called when view is attached to window</text:span></text:p>
      <text:p text:style-name="P5">@Override</text:p>
      <text:p text:style-name="P1"><text:span text:style-name="T2"><text:tab/></text:span><text:span text:style-name="T4">public</text:span><text:span text:style-name="T2"> </text:span><text:span text:style-name="T4">void</text:span><text:span text:style-name="T2"> onAttachedToWindow() {</text:span></text:p>
      <text:p text:style-name="P1"><text:span text:style-name="T2"><text:tab/><text:tab/></text:span><text:span text:style-name="T1">// </text:span><text:span text:style-name="T14">TODO</text:span><text:span text:style-name="T1"> Auto-generated method stub</text:span></text:p>
      <text:p text:style-name="P4"><text:tab/><text:tab/></text:p>
      <text:p text:style-name="P4"><text:s text:c="8"/>Window window = getWindow();</text:p>
      <text:p text:style-name="P2"/>
      <text:p text:style-name="P4"><text:s text:c="8"/><text:tab/></text:p>
      <text:p text:style-name="P2"/>
      <text:p text:style-name="P1"><text:span text:style-name="T2"><text:s text:c="8"/>window.addFlags(WindowManager.LayoutParams.</text:span><text:span text:style-name="T6">FLAG_TURN_SCREEN_ON</text:span></text:p>
      <text:p text:style-name="P2"><text:soft-page-break/></text:p>
      <text:p text:style-name="P1"><text:span text:style-name="T2"><text:s text:c="16"/>| WindowManager.LayoutParams.</text:span><text:span text:style-name="T6">FLAG_SHOW_WHEN_LOCKED</text:span></text:p>
      <text:p text:style-name="P2"/>
      <text:p text:style-name="P1"><text:span text:style-name="T2"><text:s text:c="16"/>| WindowManager.LayoutParams.</text:span><text:span text:style-name="T6">FLAG_KEEP_SCREEN_ON</text:span></text:p>
      <text:p text:style-name="P2"/>
      <text:p text:style-name="P1"><text:span text:style-name="T2"><text:s text:c="16"/>| WindowManager.LayoutParams.</text:span><text:span text:style-name="T6">FLAG_DISMISS_KEYGUARD</text:span></text:p>
      <text:p text:style-name="P2"/>
      <text:p text:style-name="P1"><text:span text:style-name="T2"><text:s text:c="16"/>| WindowManager.LayoutParams.</text:span><text:span text:style-name="T6">FLAG_FULLSCREEN</text:span></text:p>
      <text:p text:style-name="P4"><text:s text:c="16"/></text:p>
      <text:p text:style-name="P4"><text:s text:c="15"/></text:p>
      <text:p text:style-name="P4"><text:s text:c="16"/></text:p>
      <text:p text:style-name="P4"><text:s text:c="8"/><text:tab/><text:tab/>);</text:p>
      <text:p text:style-name="P2"/>
      <text:p text:style-name="P4"><text:s/></text:p>
      <text:p text:style-name="P1"><text:span text:style-name="T2"><text:tab/><text:tab/></text:span><text:span text:style-name="T4">super</text:span><text:span text:style-name="T2">.onAttachedToWindow();</text:span></text:p>
      <text:p text:style-name="P4"><text:tab/>}</text:p>
      <text:p text:style-name="Standard"/>
      <text:p text:style-name="Standard"/>
      <text:p text:style-name="Standard"/>
      <text:p text:style-name="Standard"/>
      <text:p text:style-name="Standard">//<text:span text:style-name="T15">Use of saveStateInstances in Android</text:span></text:p>
      <text:p text:style-name="Standard"/>
      <text:p text:style-name="Standard">//<text:span text:style-name="T16">How to create chart inside Fragment Activity</text:span></text:p>
      <text:p text:style-name="P6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2T11:04:13.958781857</meta:creation-date>
    <dc:date>2014-09-22T16:59:56.765474192</dc:date>
    <meta:editing-duration>PT55M50S</meta:editing-duration>
    <meta:editing-cycles>5</meta:editing-cycles>
    <meta:generator>LibreOffice/4.2.3.3$Linux_X86_64 LibreOffice_project/420m0$Build-3</meta:generator>
    <meta:document-statistic meta:table-count="0" meta:image-count="0" meta:object-count="0" meta:page-count="3" meta:paragraph-count="58" meta:word-count="155" meta:character-count="2180" meta:non-whitespace-character-count="1508"/>
  </office:meta>
</office:document-meta>
</file>